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" svg:font-family="" style:font-family-generic="roman"/>
    <style:font-face style:name="Lato" svg:font-family="Lato" style:font-pitch="variable"/>
    <style:font-face style:name="Lato Heavy" svg:font-family="'Lato Heavy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4.578in"/>
    </style:style>
    <style:style style:name="co4" style:family="table-column">
      <style:table-column-properties fo:break-before="auto" style:column-width="3.85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ato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wrap-option="wrap" style:vertical-align="top"/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a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a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a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a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a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language="mt" fo:country="M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 (in order)</text:p>
          </table:table-cell>
          <table:table-cell table:style-name="ce4" office:value-type="string" calcext:value-type="string">
            <text:p>Old text (en_US.json)</text:p>
          </table:table-cell>
          <table:table-cell table:style-name="ce4" office:value-type="string" calcext:value-type="string">
            <text:p>New key</text:p>
          </table:table-cell>
          <table:table-cell office:value-type="string" calcext:value-type="string">
            <text:p>New Tex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enario 1</text:p>
          </table:table-cell>
          <table:table-cell table:style-name="ce2" office:value-type="string" calcext:value-type="string">
            <text:p>healthy_person_does_not_need_quarantine</text:p>
          </table:table-cell>
          <table:table-cell table:style-name="ce5" office:value-type="string" calcext:value-type="string">
            <text:p>You don't need to stay in quarantine, but as a general rule, everyone who can stay at home should do so. If you cannot stay at home, please maintain at least a 2 metre distance with everyone.</text:p>
          </table:table-cell>
          <table:table-cell table:style-name="ce5" office:value-type="string" calcext:value-type="string">
            <text:p>scenario_no_quarantine</text:p>
          </table:table-cell>
          <table:table-cell table:style-name="ce8" office:value-type="string" calcext:value-type="string">
            <text:p>You do not need to stay in quarantine.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monitor_health_risk_group</text:p>
          </table:table-cell>
          <table:table-cell table:style-name="ce5" office:value-type="string" calcext:value-type="string">
            <text:p>Monitor your health, particularly if you are over 60 years old or suffer from a chronic condition such as diabetes, lung disease or heart disease</text:p>
          </table:table-cell>
          <table:table-cell table:style-name="ce5" office:value-type="string" calcext:value-type="string">
            <text:p>scenario_monitor_health</text:p>
          </table:table-cell>
          <table:table-cell table:style-name="ce9" office:value-type="string" calcext:value-type="string">
            <text:p>Monitor your health, particularly if you are over 60 years old or suffer from a chronic condition such as diabetes, lung disease or heart diseas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retake_test_when_sick</text:p>
          </table:table-cell>
          <table:table-cell table:style-name="ce5" office:value-type="string" calcext:value-type="string">
            <text:p>In case you develop symptoms, retake this self-assessment questionnaire.</text:p>
          </table:table-cell>
          <table:table-cell table:style-name="ce5" office:value-type="string" calcext:value-type="string">
            <text:p>scenario_swab_request_call_111</text:p>
          </table:table-cell>
          <table:table-cell table:style-name="ce9" office:value-type="string" calcext:value-type="string">
            <text:p>In case you develop any symptoms, call the COVID-19 helpline 111 to request to be swabbed.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only_call_112_in_an_emergency</text:p>
          </table:table-cell>
          <table:table-cell table:style-name="ce5" office:value-type="string" calcext:value-type="string">
            <text:p>An ambulance (112) should be called only in case of emergency.</text:p>
          </table:table-cell>
          <table:table-cell table:style-name="ce5"/>
          <table:table-cell table:style-name="ce2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precautionary_measures_recommended</text:p>
          </table:table-cell>
          <table:table-cell table:style-name="ce5" office:value-type="string" calcext:value-type="string">
            <text:p>We still recommend following general precautionary measures to minimize your risk of contracting the disease that are detailed at &lt;a target=\"_blank\" href=\"https://covid19health.gov.mt/\"&gt;https://covid19health.gov.mt/&lt;/a&gt;.</text:p>
          </table:table-cell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call_helpline_111</text:p>
          </table:table-cell>
          <table:table-cell table:style-name="ce5" office:value-type="string" calcext:value-type="string">
            <text:p>Call Helpline 111 for further guidance and advice</text:p>
          </table:table-cell>
          <table:table-cell table:style-name="ce5"/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Scenario 2</text:p>
          </table:table-cell>
          <table:table-cell table:style-name="ce2" office:value-type="string" calcext:value-type="string">
            <text:p>quarantine_2_weeks</text:p>
          </table:table-cell>
          <table:table-cell table:style-name="ce6" office:value-type="string" calcext:value-type="string">
            <text:p>Remain in quarantine for two weeks.</text:p>
          </table:table-cell>
          <table:table-cell table:style-name="ce2" office:value-type="string" calcext:value-type="string">
            <text:p>scenario_quarantine_2weeks</text:p>
          </table:table-cell>
          <table:table-cell table:style-name="ce11" office:value-type="string" calcext:value-type="string">
            <text:p>Remain in quarantine for two weeks from the date you were last in contact with a confirmed COVID-19 case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3" office:value-type="string" calcext:value-type="string">
            <text:p>monitor_health_risk_group</text:p>
          </table:table-cell>
          <table:table-cell table:style-name="ce5" office:value-type="string" calcext:value-type="string">
            <text:p>Monitor your health, particularly if you are over 60 years old or suffer from a chronic condition such as diabetes, lung disease or heart disease</text:p>
          </table:table-cell>
          <table:table-cell table:style-name="ce5" office:value-type="string" calcext:value-type="string">
            <text:p>scenario_monitor_health</text:p>
          </table:table-cell>
          <table:table-cell table:style-name="ce9" office:value-type="string" calcext:value-type="string">
            <text:p>Monitor your health, particularly if you are over 60 years old or suffer from a chronic condition such as diabetes, lung disease or heart disease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retake_test_when_sick</text:p>
          </table:table-cell>
          <table:table-cell table:style-name="ce5" office:value-type="string" calcext:value-type="string">
            <text:p>In case you develop symptoms, retake this self-assessment questionnaire.</text:p>
          </table:table-cell>
          <table:table-cell table:style-name="ce5" office:value-type="string" calcext:value-type="string">
            <text:p>scenario_swab_request_call_111</text:p>
          </table:table-cell>
          <table:table-cell table:style-name="ce9" office:value-type="string" calcext:value-type="string">
            <text:p>In case you develop any symptoms, call the COVID-19 helpline 111 to request to be swabbed.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5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5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ome_care_2_weeks</text:p>
          </table:table-cell>
          <table:table-cell table:style-name="ce4" office:value-type="string" calcext:value-type="string">
            <text:p>Remain in home care for two weeks.</text:p>
          </table:table-cell>
          <table:table-cell office:value-type="string" calcext:value-type="string">
            <text:p>scenario_home_care_2weeks</text:p>
          </table:table-cell>
          <table:table-cell table:style-name="ce11" office:value-type="string" calcext:value-type="string">
            <text:p>Even in your test is negative, you should remain in quarantine for two weeks from the date you were in contact with a confirmed COVID-19 case.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onitor_health_detailed</text:p>
          </table:table-cell>
          <table:table-cell table:style-name="ce4" office:value-type="string" calcext:value-type="string">
            <text:p>Monitor your health! If the condition worsens (breathing difficulties; fever &gt; 38 degrees with dry cough) call your general practitioner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risk_group_contact_doctor</text:p>
          </table:table-cell>
          <table:table-cell table:style-name="ce4" office:value-type="string" calcext:value-type="string">
            <text:p>If you are over 60 years old or you suffer from a chronic illness such as diabetes, lung disease or heart disease, monitor your health closely. If your symptoms persist beyond three days or worsen (fever &gt;38 degrees, breathing difficulties or general deterioration), contact a general practitioner immediately </text:p>
          </table:table-cell>
          <table:table-cell/>
          <table:table-cell table:style-name="ce12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5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exposed_persons_stay_home</text:p>
          </table:table-cell>
          <table:table-cell table:style-name="ce4" office:value-type="string" calcext:value-type="string">
            <text:p>People you have been in close contact with should remain home for two week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5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4</text:p>
          </table:table-cell>
          <table:table-cell table:number-columns-repeated="2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ome_care_2_weeks</text:p>
          </table:table-cell>
          <table:table-cell table:style-name="ce4" office:value-type="string" calcext:value-type="string">
            <text:p>Remain in home care for two weeks.</text:p>
          </table:table-cell>
          <table:table-cell office:value-type="string" calcext:value-type="string">
            <text:p>scenario_home_care_2weeks</text:p>
          </table:table-cell>
          <table:table-cell table:style-name="ce11" office:value-type="string" calcext:value-type="string">
            <text:p>Even in your test is negative, you should remain in quarantine for two weeks from the date you were in contact with a confirmed COVID-19 case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_your_general_practicioner</text:p>
          </table:table-cell>
          <table:table-cell table:style-name="ce4" office:value-type="string" calcext:value-type="string">
            <text:p>Contact your general practition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_your_health</text:p>
          </table:table-cell>
          <table:table-cell table:style-name="ce4" office:value-type="string" calcext:value-type="string">
            <text:p>Monitor your health!</text:p>
          </table:table-cell>
          <table:table-cell/>
          <table:table-cell table:style-name="ce12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5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exposed_persons_stay_home</text:p>
          </table:table-cell>
          <table:table-cell table:style-name="ce4" office:value-type="string" calcext:value-type="string">
            <text:p>People you have been in close contact with should remain home for two week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5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cenario 5</text:p>
          </table:table-cell>
          <table:table-cell office:value-type="string" calcext:value-type="string">
            <text:p>wear_a_mask</text:p>
          </table:table-cell>
          <table:table-cell table:style-name="ce4" office:value-type="string" calcext:value-type="string">
            <text:p>Cover your nose and mouth. If possible, use a protective mask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ambulance</text:p>
          </table:table-cell>
          <table:table-cell table:style-name="ce4" office:value-type="string" calcext:value-type="string">
            <text:p>Dial 112 and call the ambulanc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solate_until_ambulance_arrives</text:p>
          </table:table-cell>
          <table:table-cell table:style-name="ce4" office:value-type="string" calcext:value-type="string">
            <text:p>Isolate yourself from others until the ambulance arriv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exposed_persons_stay_home</text:p>
          </table:table-cell>
          <table:table-cell table:style-name="ce4" office:value-type="string" calcext:value-type="string">
            <text:p>People you have been in close contact with should remain home for two week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if_close_contact_2weeks</text:p>
          </table:table-cell>
          <table:table-cell table:style-name="ce12" office:value-type="string" calcext:value-type="string">
            <text:p>If you were in close contact with a known COVID-19 case : You should remain in quarantine for two weeks from the date you were in contact with a confirmed COVID-19 ca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neg_test_no_work</text:p>
          </table:table-cell>
          <table:table-cell table:style-name="ce12" office:value-type="string" calcext:value-type="string">
            <text:p>If your test result is negative, but you still experience symptoms, do not go to work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6</text:p>
          </table:table-cell>
          <table:table-cell office:value-type="string" calcext:value-type="string">
            <text:p>home_care_monitor</text:p>
          </table:table-cell>
          <table:table-cell table:style-name="ce4" office:value-type="string" calcext:value-type="string">
            <text:p>Stay at home for two weeks after symptoms emerge.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monitor_health_detailed</text:p>
          </table:table-cell>
          <table:table-cell table:style-name="ce4" office:value-type="string" calcext:value-type="string">
            <text:p>Monitor your health! If the condition worsens (breathing difficulties; fever &gt; 38 degrees with dry cough) call your general practitioner</text:p>
          </table:table-cell>
          <table:table-cell table:number-columns-repeated="1021"/>
        </table:table-row>
        <table:table-row table:style-name="ro6">
          <table:table-cell/>
          <table:table-cell table:style-name="ce4" office:value-type="string" calcext:value-type="string">
            <text:p>risk_group_contact_doctor</text:p>
          </table:table-cell>
          <table:table-cell table:style-name="ce4" office:value-type="string" calcext:value-type="string">
            <text:p>If you are over 60 years old or you suffer from a chronic illness such as diabetes, lung disease or heart disease, monitor your health closely. If your symptoms persist beyond three days or worsen (fever &gt;38 degrees, breathing difficulties or general deterioration), contact a general practitioner immediately 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close_people_no_quarantine</text:p>
          </table:table-cell>
          <table:table-cell table:style-name="ce4" office:value-type="string" calcext:value-type="string">
            <text:p>Inform those you have been in close contact with to monitor their health, stay home if possible, and to fill out this self-assessment questionnaire for further instructions if necessary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if_close_contact_2weeks</text:p>
          </table:table-cell>
          <table:table-cell table:style-name="ce12" office:value-type="string" calcext:value-type="string">
            <text:p>If you were in close contact with a known COVID-19 case : You should remain in quarantine for two weeks from the date you were in contact with a confirmed COVID-19 ca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neg_test_no_work</text:p>
          </table:table-cell>
          <table:table-cell table:style-name="ce12" office:value-type="string" calcext:value-type="string">
            <text:p>If your test result is negative, but you still experience symptoms, do not go to work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7</text:p>
          </table:table-cell>
          <table:table-cell office:value-type="string" calcext:value-type="string">
            <text:p>home_care_2_weeks</text:p>
          </table:table-cell>
          <table:table-cell table:style-name="ce4" office:value-type="string" calcext:value-type="string">
            <text:p>Remain in home care for two week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your_general_practicioner</text:p>
          </table:table-cell>
          <table:table-cell table:style-name="ce4" office:value-type="string" calcext:value-type="string">
            <text:p>Contact your general practition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_your_health</text:p>
          </table:table-cell>
          <table:table-cell table:style-name="ce4" office:value-type="string" calcext:value-type="string">
            <text:p>Monitor your health!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se_people_no_quarantine</text:p>
          </table:table-cell>
          <table:table-cell table:style-name="ce4" office:value-type="string" calcext:value-type="string">
            <text:p>Inform those you have been in close contact with to monitor their health, stay home if possible, and to fill out this self-assessment questionnaire for further instructions if necess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neg_test_no_work</text:p>
          </table:table-cell>
          <table:table-cell table:style-name="ce12" office:value-type="string" calcext:value-type="string">
            <text:p>If your test result is negative, but you still experience symptoms, do not go to work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cenario 8</text:p>
          </table:table-cell>
          <table:table-cell office:value-type="string" calcext:value-type="string">
            <text:p>call_your_gp_for_treatment</text:p>
          </table:table-cell>
          <table:table-cell table:style-name="ce7" office:value-type="string" calcext:value-type="string">
            <text:p>Contact your general practitioner who will arrange your further examination and treatment.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uarantine_2_weeks</text:p>
          </table:table-cell>
          <table:table-cell table:style-name="ce7" office:value-type="string" calcext:value-type="string">
            <text:p>Remain in quarantine for two week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exposed_persons_stay_home</text:p>
          </table:table-cell>
          <table:table-cell table:style-name="ce7" office:value-type="string" calcext:value-type="string">
            <text:p>People you have been in close contact with should remain home for two week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close_contact_2weeks</text:p>
          </table:table-cell>
          <table:table-cell table:style-name="ce12" office:value-type="string" calcext:value-type="string">
            <text:p>You should remain in quarantine for two weeks from the date you were in contact with a confirmed COVID-19 ca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cenario 9</text:p>
          </table:table-cell>
          <table:table-cell office:value-type="string" calcext:value-type="string">
            <text:p>call_your_gp_for_treatment</text:p>
          </table:table-cell>
          <table:table-cell table:style-name="ce7" office:value-type="string" calcext:value-type="string">
            <text:p>Contact your general practitioner who will arrange your further examination and treatment.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uarantine_2_weeks</text:p>
          </table:table-cell>
          <table:table-cell table:style-name="ce7" office:value-type="string" calcext:value-type="string">
            <text:p>Remain in quarantine for two week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close_people_no_quarantine</text:p>
          </table:table-cell>
          <table:table-cell table:style-name="ce7" office:value-type="string" calcext:value-type="string">
            <text:p>Inform those you have been in close contact with to monitor their health, stay home if possible, and to fill out this self-assessment questionnaire for further instructions if necess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age_chronic_risk_warning</text:p>
          </table:table-cell>
          <table:table-cell table:style-name="ce12" office:value-type="string" calcext:value-type="string">
            <text:p>Due to your age and/or your chronic conditions, you are more at risk than oth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neg_test_stay_home</text:p>
          </table:table-cell>
          <table:table-cell table:style-name="ce12" office:value-type="string" calcext:value-type="string">
            <text:p>If your test result is negative, but you still experience symptoms, stay at home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emergency_112</text:p>
          </table:table-cell>
          <table:table-cell table:style-name="ce12" office:value-type="string" calcext:value-type="string">
            <text:p>In case of emergency, call an ambulance (112)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10</text:p>
          </table:table-cell>
          <table:table-cell office:value-type="string" calcext:value-type="string">
            <text:p>avoid_contact</text:p>
          </table:table-cell>
          <table:table-cell table:style-name="ce7" office:value-type="string" calcext:value-type="string">
            <text:p>Stay at home for two weeks and avoid contact with others, if possibl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monitor_health_risk_group</text:p>
          </table:table-cell>
          <table:table-cell table:style-name="ce7" office:value-type="string" calcext:value-type="string">
            <text:p>Monitor your health, particularly if you are over 60 years old or suffer from a chronic condition such as diabetes, lung disease or heart disea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ake_test_when_sick</text:p>
          </table:table-cell>
          <table:table-cell table:style-name="ce7" office:value-type="string" calcext:value-type="string">
            <text:p>In case you develop symptoms, retake this self-assessment questionnair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_if_symptoms</text:p>
          </table:table-cell>
          <table:table-cell office:value-type="string" calcext:value-type="string">
            <text:p>In case you develop any symptoms, call helpline 111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if_close_contact_2weeks</text:p>
          </table:table-cell>
          <table:table-cell table:style-name="ce12" office:value-type="string" calcext:value-type="string">
            <text:p>If you were in close contact with a known COVID-19 case : You should remain in quarantine for two weeks from the date you were in contact with a confirmed COVID-19 case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11</text:p>
          </table:table-cell>
          <table:table-cell office:value-type="string" calcext:value-type="string">
            <text:p>home_care_monitor</text:p>
          </table:table-cell>
          <table:table-cell table:style-name="ce7" office:value-type="string" calcext:value-type="string">
            <text:p>Stay at home for two weeks after symptoms emerg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monitor_health_detailed</text:p>
          </table:table-cell>
          <table:table-cell table:style-name="ce7" office:value-type="string" calcext:value-type="string">
            <text:p>Monitor your health! If the condition worsens (breathing difficulties; fever &gt; 38 degrees with dry cough) call your general practitioner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risk_group_contact_doctor</text:p>
          </table:table-cell>
          <table:table-cell table:style-name="ce7" office:value-type="string" calcext:value-type="string">
            <text:p>If you are over 60 years old or you suffer from a chronic illness such as diabetes, lung disease or heart disease, monitor your health closely. If your symptoms persist beyond three days or worsen (fever &gt;38 degrees, breathing difficulties or general deterioration), contact a general practitioner immediately 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close_people_no_quarantine</text:p>
          </table:table-cell>
          <table:table-cell table:style-name="ce7" office:value-type="string" calcext:value-type="string">
            <text:p>Inform those you have been in close contact with to monitor their health, stay home if possible, and to fill out this self-assessment questionnaire for further instructions if necess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stay_at_home_symptoms_subside</text:p>
          </table:table-cell>
          <table:table-cell office:value-type="string" calcext:value-type="string">
            <text:p>Stay at home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monitor_call_doc</text:p>
          </table:table-cell>
          <table:table-cell table:style-name="ce12" office:value-type="string" calcext:value-type="string">
            <text:p>Monitor your health! If the condition worsens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12</text:p>
          </table:table-cell>
          <table:table-cell office:value-type="string" calcext:value-type="string">
            <text:p>home_care_monitor</text:p>
          </table:table-cell>
          <table:table-cell table:style-name="ce7" office:value-type="string" calcext:value-type="string">
            <text:p>Stay at home for two weeks after symptoms emerg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your_general_practicioner</text:p>
          </table:table-cell>
          <table:table-cell table:style-name="ce7" office:value-type="string" calcext:value-type="string">
            <text:p>Contact your general practition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_your_health</text:p>
          </table:table-cell>
          <table:table-cell table:style-name="ce7" office:value-type="string" calcext:value-type="string">
            <text:p>Monitor your health!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close_people_no_quarantine</text:p>
          </table:table-cell>
          <table:table-cell table:style-name="ce7" office:value-type="string" calcext:value-type="string">
            <text:p>Inform those you have been in close contact with to monitor their health, stay home if possible, and to fill out this self-assessment questionnaire for further instructions if necess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 calcext:value-type="string">
            <text:p>scenario_stay_at_home_symptoms_subside</text:p>
          </table:table-cell>
          <table:table-cell office:value-type="string" calcext:value-type="string">
            <text:p>Stay at home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monitor_call_doc</text:p>
          </table:table-cell>
          <table:table-cell office:value-type="string" calcext:value-type="string">
            <text:p>Monitor your health! If the condition worsens <text:s/>call your general practition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if_close_contact_2weeks</text:p>
          </table:table-cell>
          <table:table-cell table:style-name="ce12" office:value-type="string" calcext:value-type="string">
            <text:p>If you were in close contact with a known COVID-19 case : You should remain in quarantine for two weeks from the date you were in contact with a confirmed COVID-19 case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" svg:font-family="" style:font-family-generic="roman"/>
    <style:font-face style:name="Lato" svg:font-family="Lato" style:font-pitch="variable"/>
    <style:font-face style:name="Lato Heavy" svg:font-family="'Lato Heavy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8T13:41:05.319041651</meta:creation-date>
    <dc:date>2020-04-28T17:35:34.024469654</dc:date>
    <meta:editing-duration>PT3H23M10S</meta:editing-duration>
    <meta:editing-cycles>88</meta:editing-cycles>
    <meta:generator>LibreOffice/6.4.3.2$Linux_X86_64 LibreOffice_project/40$Build-2</meta:generator>
    <meta:document-statistic meta:table-count="1" meta:cell-count="253" meta:object-count="0"/>
  </office:meta>
</office:document-meta>
</file>